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bf44"/>
    </style:style>
    <style:style style:name="ce6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10.03mm">
            <draw:object draw:notify-on-update-of-ranges="Sheet1.A3:Sheet1.A28 Sheet1.I3:Sheet1.I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1.862-1.8623</text:p>
          </table:table-cell>
          <table:table-cell office:value-type="string" calcext:value-type="string">
            <text:p>1.8623-1.8626</text:p>
          </table:table-cell>
          <table:table-cell office:value-type="string" calcext:value-type="string">
            <text:p>1.8626-1.8629</text:p>
          </table:table-cell>
          <table:table-cell office:value-type="string" calcext:value-type="string">
            <text:p>1.8629-1.8632</text:p>
          </table:table-cell>
          <table:table-cell office:value-type="string" calcext:value-type="string">
            <text:p>1.8632-1.8635</text:p>
          </table:table-cell>
          <table:table-cell office:value-type="string" calcext:value-type="string">
            <text:p>1.8635-1.8638</text:p>
          </table:table-cell>
          <table:table-cell office:value-type="string" calcext:value-type="string">
            <text:p>1.8638-1.864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6" office:value-type="float" office:value="126" calcext:value-type="float">
            <text:p>126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formula="of:=SUM([.B3:.H3])" office:value-type="float" office:value="1162" calcext:value-type="float">
            <text:p>1162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[.B4:.H4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5:.H5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H6])" office:value-type="float" office:value="181" calcext:value-type="float">
            <text:p>18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B7:.H7])" office:value-type="float" office:value="94" calcext:value-type="float">
            <text:p>94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SUM([.B8:.H8])" office:value-type="float" office:value="104" calcext:value-type="float">
            <text:p>10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SUM([.B9:.H9])" office:value-type="float" office:value="44" calcext:value-type="float">
            <text:p>44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[.B10:.H10])" office:value-type="float" office:value="57" calcext:value-type="float">
            <text:p>57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SUM([.B11:.H11])" office:value-type="float" office:value="33" calcext:value-type="float">
            <text:p>33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B12:.H12])" office:value-type="float" office:value="32" calcext:value-type="float">
            <text:p>32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SUM([.B13:.H13])"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B14:.H14])" office:value-type="float" office:value="33" calcext:value-type="float">
            <text:p>33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5:.H15])"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B16:.H16])"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B17:.H17])" office:value-type="float" office:value="47" calcext:value-type="float">
            <text:p>47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18:.H18])" office:value-type="float" office:value="26" calcext:value-type="float">
            <text:p>26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9:.H19])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20:.H20])" office:value-type="float" office:value="29" calcext:value-type="float">
            <text:p>29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1:.H21])"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H22])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3:.H2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5:.H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6: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7:.H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8:.H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01:04:37.19390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02:51:42.652698360</meta:creation-date>
    <meta:generator>LibreOffice/6.0.7.3$Linux_X86_64 LibreOffice_project/00m0$Build-3</meta:generator>
    <dc:date>2021-05-09T01:07:03.959526165</dc:date>
    <meta:editing-duration>PT2H52M23S</meta:editing-duration>
    <meta:editing-cycles>16</meta:editing-cycles>
    <meta:document-statistic meta:table-count="1" meta:cell-count="3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3:Sheet1.A28 Sheet1.I3:Sheet1.I28" chart:data-source-has-labels="column" svg:x="1.331cm" svg:y="0.18cm" svg:width="14.349cm" svg:height="7.659cm">
          <chartooo:coordinate-region svg:x="2.323cm" svg:y="0.379cm" svg:width="13.357cm" svg:height="6.813cm"/>
          <chart:axis chart:dimension="x" chart:name="primary-x" chart:style-name="ch3" chartooo:axis-type="auto">
            <chartooo:date-scale/>
            <chart:title svg:x="7.945cm" svg:y="8.019cm" chart:style-name="ch4">
              <text:p>Length</text:p>
            </chart:title>
            <chart:categories table:cell-range-address="Sheet1.A3:Sheet1.A28"/>
          </chart:axis>
          <chart:axis chart:dimension="y" chart:name="primary-y" chart:style-name="ch5">
            <chart:title svg:x="0.451cm" svg:y="5.058cm" chart:style-name="ch6">
              <text:p>Freq of length</text:p>
            </chart:title>
            <chart:grid chart:style-name="ch7" chart:class="major"/>
          </chart:axis>
          <chart:series chart:style-name="ch8" chart:values-cell-range-address="Sheet1.I3:Sheet1.I28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28</svg:desc>
                </draw:g>
              </table:table-cell>
              <table:table-cell office:value-type="float" office:value="1162">
                <text:p>1162</text:p>
                <draw:g>
                  <svg:desc>Sheet1.I3:Sheet1.I2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